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6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Microsoft YaHei" style:font-name-complex="Arial"/>
    </style:style>
    <style:style style:name="ce4" style:family="table-cell" style:parent-style-name="Default" style:data-style-name="N100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font-name="Liberation Serif" style:font-name-asian="DejaVu Sans" style:font-name-complex="DejaVu Sans"/>
    </style:style>
    <style:style style:name="ce10" style:family="table-cell" style:parent-style-name="Default" style:data-style-name="N100">
      <style:table-cell-properties style:vertical-align="top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odbus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  <table:table-row table:style-name="ro1">
          <table:table-cell office:value-type="string" calcext:value-type="string">
            <text:p>modbus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  <table:table-row table:style-name="ro1">
          <table:table-cell office:value-type="string" calcext:value-type="string">
            <text:p>modbus_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  <table:table-row table:style-name="ro1">
          <table:table-cell office:value-type="string" calcext:value-type="string">
            <text:p>modbus_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nnector=ModBus; host=emulator; port=5502; unit_id=1; timeout=5; auto_open=true; auto_close=true</text:p>
          </table:table-cell>
          <table:table-cell office:value-type="string" calcext:value-type="string">
            <text:p>Modbus коннектор</text:p>
          </table:table-cell>
        </table:table-row>
      </table:table>
      <table:table table:name="Tags" table:style-name="ta1">
        <table:table-column table:style-name="co4" table:default-cell-style-name="ce1"/>
        <table:table-column table:style-name="co1" table:default-cell-style-name="ce1"/>
        <table:table-column table:style-name="co1" table:number-columns-repeated="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1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2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2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2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5:1</text:p>
          </table:table-cell>
          <table:table-cell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0:1</text:p>
          </table:table-cell>
          <table:table-cell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1:1</text:p>
          </table:table-cell>
          <table:table-cell/>
        </table:table-row>
        <table:table-row table:style-name="ro2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2:1</text:p>
          </table:table-cell>
          <table:table-cell/>
        </table:table-row>
        <table:table-row table:style-name="ro2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I:3:1</text:p>
          </table:table-cell>
          <table:table-cell/>
        </table:table-row>
        <table:table-row table:style-name="ro2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4:1</text:p>
          </table:table-cell>
          <table:table-cell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I:5:1</text:p>
          </table:table-cell>
          <table:table-cell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0:1</text:p>
          </table:table-cell>
          <table:table-cell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1:1</text:p>
          </table:table-cell>
          <table:table-cell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2:1</text:p>
          </table:table-cell>
          <table:table-cell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table:style-name="ce2" office:value-type="string" calcext:value-type="string">
            <text:p>RH:3:1</text:p>
          </table:table-cell>
          <table:table-cell/>
        </table:table-row>
        <table:table-row table:style-name="ro2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_3</text:p>
          </table:table-cell>
          <table:table-cell office:value-type="string" calcext:value-type="string">
            <text:p>RH:4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1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4" office:value-type="string" calcext:value-type="string">
            <text:p>DI:0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2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1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3</text:p>
          </table:table-cell>
          <table:table-cell table:style-name="Default" office:value-type="string" calcext:value-type="string">
            <text:p>i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3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4</text:p>
          </table:table-cell>
          <table:table-cell table:style-name="Default" office:value-type="string" calcext:value-type="string">
            <text:p>i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4:1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5</text:p>
          </table:table-cell>
          <table:table-cell table:style-name="Default" office:value-type="string" calcext:value-type="string">
            <text:p>i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_4</text:p>
          </table:table-cell>
          <table:table-cell table:style-name="ce5" office:value-type="string" calcext:value-type="string">
            <text:p>DI:5:1</text:p>
          </table:table-cell>
          <table:table-cell/>
        </table:table-row>
      </table:table>
      <table:table table:name="Scripts" table:style-name="ta1">
        <table:table-column table:style-name="co1" table:default-cell-style-name="ce10"/>
        <table:table-column table:style-name="co7" table:default-cell-style-name="ce11"/>
        <table:table-column table:style-name="co8" table:default-cell-style-name="ce11"/>
        <table:table-column table:style-name="co9" table:default-cell-style-name="ce12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1">print(tgv)</text:span></text:p>
            <text:p>tgv.value = rnd.uniform(0,100)</text:p>
            <text:p>tgv.status = 0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2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1">tgv = self.server.get('Tag_2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3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1">tgv = self.server.get('Tag_3</text:span>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4">
          <table:table-cell office:value-type="string" calcext:value-type="string">
            <text:p>4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  <table:table-cell office:value-type="string" calcext:value-type="string">
            <text:p>Пример рас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.00.0000</text:date>, <text:time style:data-style-name="N2" text:time-value="12:16:07.071616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5-14T11:36:01.514000000</meta:creation-date>
    <meta:generator>LibreOffice/26.2.0.3$Windows_X86_64 LibreOffice_project/620$Build-3</meta:generator>
    <dc:date>2026-02-24T12:17:24.739913800</dc:date>
    <meta:editing-duration>PT7H22M30S</meta:editing-duration>
    <meta:editing-cycles>54</meta:editing-cycles>
    <meta:document-statistic meta:table-count="3" meta:cell-count="887" meta:object-count="0"/>
  </office:meta>
</office:document-meta>
</file>